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565f1" officeooo:paragraph-rsid="001565f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565f1" officeooo:paragraph-rsid="001565f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1565f1" officeooo:paragraph-rsid="001565f1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1565f1" officeooo:paragraph-rsid="0022c444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1f7134" officeooo:paragraph-rsid="001f7134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1565f1" officeooo:paragraph-rsid="001565f1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242bbf" officeooo:paragraph-rsid="00242bbf" style:font-size-asian="11.3500003814697pt" style:font-weight-asian="normal" style:font-size-complex="13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1f7134" officeooo:paragraph-rsid="001f7134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1f7134" officeooo:paragraph-rsid="0021146e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1f7134" officeooo:paragraph-rsid="00271274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officeooo:paragraph-rsid="001f7134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officeooo:paragraph-rsid="0021146e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officeooo:paragraph-rsid="00271274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2pt" officeooo:rsid="0021146e" officeooo:paragraph-rsid="0021146e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2pt" officeooo:rsid="0021146e" officeooo:paragraph-rsid="00230a6b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2pt" officeooo:rsid="0021146e" officeooo:paragraph-rsid="00271274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2pt" officeooo:rsid="00242bbf" officeooo:paragraph-rsid="00242bbf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2pt" officeooo:rsid="00271274" officeooo:paragraph-rsid="00271274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2pt" officeooo:rsid="00284df1" officeooo:paragraph-rsid="00284df1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2pt" officeooo:rsid="00298010" officeooo:paragraph-rsid="00298010" style:font-size-asian="12pt" style:font-size-complex="12pt"/>
    </style:style>
    <style:style style:name="P22" style:family="paragraph" style:parent-style-name="Table_20_Contents">
      <style:paragraph-properties fo:text-align="end" style:justify-single-word="false"/>
      <style:text-properties style:font-name="Liberation Serif" fo:font-size="12pt" fo:font-weight="bold" officeooo:rsid="001f7134" officeooo:paragraph-rsid="001f7134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1f7134" officeooo:paragraph-rsid="001f7134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2pt" style:text-underline-style="none" officeooo:rsid="00242bbf" officeooo:paragraph-rsid="0025545b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2pt" style:text-underline-style="none" officeooo:rsid="00242bbf" officeooo:paragraph-rsid="00271274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2pt" style:text-underline-style="none" officeooo:rsid="0025545b" officeooo:paragraph-rsid="0025545b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2pt" style:text-underline-style="none" officeooo:rsid="0025545b" officeooo:paragraph-rsid="00271274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2pt" style:text-underline-style="none" officeooo:rsid="00271274" officeooo:paragraph-rsid="00271274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color="#c9211e" loext:opacity="100%" style:font-name="Liberation Serif" fo:font-size="12pt" officeooo:rsid="001f7134" officeooo:paragraph-rsid="001f7134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color="#c9211e" loext:opacity="100%" style:font-name="Liberation Serif" fo:font-size="12pt" officeooo:rsid="001f7134" officeooo:paragraph-rsid="00271274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color="#00a933" loext:opacity="100%" style:font-name="Liberation Serif" fo:font-size="12pt" officeooo:rsid="001f7134" officeooo:paragraph-rsid="001f7134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color="#00a933" loext:opacity="100%" style:font-name="Liberation Serif" fo:font-size="12pt" officeooo:rsid="001f7134" officeooo:paragraph-rsid="00271274" style:font-size-asian="12pt" style:font-size-complex="12pt"/>
    </style:style>
    <style:style style:name="P33" style:family="paragraph" style:parent-style-name="Standard">
      <style:text-properties officeooo:rsid="0021146e" officeooo:paragraph-rsid="0021146e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rsid="0021146e" officeooo:paragraph-rsid="0021146e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rsid="0021146e" officeooo:paragraph-rsid="00271274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paragraph-rsid="001f7134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paragraph-rsid="0021146e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paragraph-rsid="00230a6b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paragraph-rsid="00271274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rsid="001f7134" officeooo:paragraph-rsid="001f7134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rsid="001f7134" officeooo:paragraph-rsid="0021146e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rsid="001f7134" officeooo:paragraph-rsid="00230a6b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rsid="001f7134" officeooo:paragraph-rsid="00271274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rsid="00242bbf" officeooo:paragraph-rsid="00242bbf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rsid="00296a67" officeooo:paragraph-rsid="00296a67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style:text-underline-style="none" officeooo:rsid="001f7134" officeooo:paragraph-rsid="0025545b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style:text-underline-style="none" officeooo:rsid="001f7134" officeooo:paragraph-rsid="00271274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style:text-underline-style="none" officeooo:paragraph-rsid="0025545b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style:text-underline-style="none" officeooo:paragraph-rsid="00271274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style:text-underline-style="none" officeooo:rsid="0025545b" officeooo:paragraph-rsid="0025545b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style:text-underline-style="none" officeooo:rsid="00242bbf" officeooo:paragraph-rsid="0025545b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style:text-underline-style="none" officeooo:rsid="00242bbf" officeooo:paragraph-rsid="00271274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style:text-underline-style="none" officeooo:rsid="00271274" officeooo:paragraph-rsid="00271274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style:text-underline-style="none" officeooo:rsid="00271274" officeooo:paragraph-rsid="00271274" fo:background-color="transparent" style:font-size-asian="12pt" style:font-size-complex="12pt"/>
    </style:style>
    <style:style style:name="P55" style:family="paragraph" style:parent-style-name="Standard">
      <style:text-properties style:use-window-font-color="true" loext:opacity="0%" fo:font-weight="bold" officeooo:rsid="0025545b" officeooo:paragraph-rsid="0025545b" style:font-weight-asian="bold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loext:opacity="0%" style:text-line-through-style="none" style:text-line-through-type="none" style:font-name="Liberation Serif" fo:font-size="12pt" officeooo:rsid="00296a67" officeooo:paragraph-rsid="00296a67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loext:opacity="0%" style:text-line-through-style="none" style:text-line-through-type="none" style:font-name="Liberation Serif" fo:font-size="12pt" officeooo:rsid="0021146e" officeooo:paragraph-rsid="00271274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color="#acb20c" loext:opacity="100%" style:font-name="Liberation Serif" fo:font-size="12pt" officeooo:rsid="001f7134" officeooo:paragraph-rsid="001f7134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color="#acb20c" loext:opacity="100%" style:font-name="Liberation Serif" fo:font-size="12pt" officeooo:rsid="001f7134" officeooo:paragraph-rsid="00271274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color="#55308d" loext:opacity="100%" style:font-name="Liberation Serif" fo:font-size="12pt" officeooo:rsid="001f7134" officeooo:paragraph-rsid="001f7134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color="#55308d" loext:opacity="100%" style:font-name="Liberation Serif" fo:font-size="12pt" officeooo:rsid="001f7134" officeooo:paragraph-rsid="00271274" style:font-size-asian="12pt" style:font-size-complex="12pt"/>
    </style:style>
    <style:style style:name="P62" style:family="paragraph" style:parent-style-name="Standard">
      <style:text-properties officeooo:rsid="0025545b" officeooo:paragraph-rsid="0025545b"/>
    </style:style>
    <style:style style:name="P63" style:family="paragraph" style:parent-style-name="Table_20_Contents">
      <style:paragraph-properties fo:text-align="start" style:justify-single-word="false"/>
      <style:text-properties fo:color="#ff3838" loext:opacity="100%" style:font-name="Liberation Serif" fo:font-size="12pt" officeooo:rsid="001f7134" officeooo:paragraph-rsid="00230a6b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color="#ff3838" loext:opacity="100%" style:font-name="Liberation Serif" fo:font-size="12pt" style:text-underline-style="none" officeooo:rsid="001f7134" officeooo:paragraph-rsid="0025545b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color="#ff3838" loext:opacity="100%" style:font-name="Liberation Serif" fo:font-size="12pt" style:text-underline-style="none" officeooo:rsid="001f7134" officeooo:paragraph-rsid="00271274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color="#b47804" loext:opacity="100%" style:font-name="Liberation Serif" fo:font-size="12pt" officeooo:rsid="001f7134" officeooo:paragraph-rsid="00230a6b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color="#b47804" loext:opacity="100%" style:font-name="Liberation Serif" fo:font-size="12pt" style:text-underline-style="none" officeooo:rsid="001f7134" officeooo:paragraph-rsid="0025545b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color="#b47804" loext:opacity="100%" style:font-name="Liberation Serif" fo:font-size="12pt" style:text-underline-style="none" officeooo:rsid="001f7134" officeooo:paragraph-rsid="00271274" style:font-size-asian="12pt" style:font-size-complex="12pt"/>
    </style:style>
    <style:style style:name="P69" style:family="paragraph" style:parent-style-name="Standard">
      <style:text-properties officeooo:paragraph-rsid="0025545b"/>
    </style:style>
    <style:style style:name="P70" style:family="paragraph" style:parent-style-name="Standard">
      <style:text-properties officeooo:rsid="00271274" officeooo:paragraph-rsid="00271274"/>
    </style:style>
    <style:style style:name="P71" style:family="paragraph" style:parent-style-name="Standard">
      <style:text-properties officeooo:paragraph-rsid="00271274"/>
    </style:style>
    <style:style style:name="P72" style:family="paragraph" style:parent-style-name="Standard">
      <style:text-properties fo:font-weight="normal" officeooo:rsid="0022c444" officeooo:paragraph-rsid="00271274" style:font-weight-asian="normal" style:font-weight-complex="normal"/>
    </style:style>
    <style:style style:name="P73" style:family="paragraph" style:parent-style-name="Standard">
      <style:text-properties fo:font-weight="normal" officeooo:rsid="00296a67" officeooo:paragraph-rsid="00296a67" style:font-weight-asian="normal" style:font-weight-complex="normal"/>
    </style:style>
    <style:style style:name="P74" style:family="paragraph" style:parent-style-name="Standard">
      <style:text-properties fo:font-weight="bold" officeooo:rsid="0022c444" officeooo:paragraph-rsid="0022c444" style:font-weight-asian="bold" style:font-weight-complex="bold"/>
    </style:style>
    <style:style style:name="P75" style:family="paragraph" style:parent-style-name="Standard">
      <style:paragraph-properties fo:text-align="center" style:justify-single-word="false"/>
      <style:text-properties officeooo:rsid="002ee3c3" officeooo:paragraph-rsid="002ee3c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7134" style:font-weight-asian="bold" style:font-weight-complex="bold"/>
    </style:style>
    <style:style style:name="T3" style:family="text">
      <style:text-properties fo:font-weight="bold" officeooo:rsid="00296a67" style:font-weight-asian="bold" style:font-weight-complex="bold"/>
    </style:style>
    <style:style style:name="T4" style:family="text">
      <style:text-properties officeooo:rsid="001df703"/>
    </style:style>
    <style:style style:name="T5" style:family="text">
      <style:text-properties officeooo:rsid="001f7134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officeooo:rsid="00296a67"/>
    </style:style>
    <style:style style:name="T8" style:family="text">
      <style:text-properties fo:color="#00a933" loext:opacity="100%"/>
    </style:style>
    <style:style style:name="T9" style:family="text">
      <style:text-properties fo:color="#00a933" loext:opacity="100%" officeooo:rsid="00296a67"/>
    </style:style>
    <style:style style:name="T10" style:family="text">
      <style:text-properties fo:color="#be480a" loext:opacity="100%"/>
    </style:style>
    <style:style style:name="T11" style:family="text">
      <style:text-properties fo:color="#be480a" loext:opacity="100%" officeooo:rsid="00296a67"/>
    </style:style>
    <style:style style:name="T12" style:family="text">
      <style:text-properties fo:color="#861141" loext:opacity="100%"/>
    </style:style>
    <style:style style:name="T13" style:family="text">
      <style:text-properties fo:color="#2a6099" loext:opacity="100%"/>
    </style:style>
    <style:style style:name="T14" style:family="text">
      <style:text-properties fo:color="#2a6099" loext:opacity="100%" officeooo:rsid="00242bbf"/>
    </style:style>
    <style:style style:name="T15" style:family="text">
      <style:text-properties fo:color="#2a6099" loext:opacity="100%" style:font-name="Liberation Serif" fo:font-size="12pt" officeooo:rsid="001f7134" style:font-size-asian="12pt" style:font-size-complex="12pt"/>
    </style:style>
    <style:style style:name="T16" style:family="text">
      <style:text-properties fo:color="#2a6099" loext:opacity="100%" style:font-name="Liberation Serif" fo:font-size="12pt" officeooo:rsid="00242bbf" style:font-size-asian="12pt" style:font-size-complex="12pt"/>
    </style:style>
    <style:style style:name="T17" style:family="text">
      <style:text-properties fo:color="#2a6099" loext:opacity="100%" officeooo:rsid="00296a67"/>
    </style:style>
    <style:style style:name="T18" style:family="text">
      <style:text-properties officeooo:rsid="0021146e"/>
    </style:style>
    <style:style style:name="T19" style:family="text">
      <style:text-properties fo:color="#acb20c" loext:opacity="100%"/>
    </style:style>
    <style:style style:name="T20" style:family="text">
      <style:text-properties fo:color="#55308d" loext:opacity="100%"/>
    </style:style>
    <style:style style:name="T21" style:family="text">
      <style:text-properties officeooo:rsid="0022c444"/>
    </style:style>
    <style:style style:name="T22" style:family="text">
      <style:text-properties officeooo:rsid="00242bbf"/>
    </style:style>
    <style:style style:name="T23" style:family="text">
      <style:text-properties fo:color="#ff3838" loext:opacity="100%"/>
    </style:style>
    <style:style style:name="T24" style:family="text">
      <style:text-properties fo:color="#ff3838" loext:opacity="100%" officeooo:rsid="00242bbf"/>
    </style:style>
    <style:style style:name="T25" style:family="text">
      <style:text-properties fo:color="#ff3838" loext:opacity="100%" style:font-name="Liberation Serif" fo:font-size="12pt" officeooo:rsid="001f7134" style:font-size-asian="12pt" style:font-size-complex="12pt"/>
    </style:style>
    <style:style style:name="T26" style:family="text">
      <style:text-properties fo:color="#ff3838" loext:opacity="100%" style:font-name="Liberation Serif" fo:font-size="12pt" officeooo:rsid="00242bbf" style:font-size-asian="12pt" style:font-size-complex="12pt"/>
    </style:style>
    <style:style style:name="T27" style:family="text">
      <style:text-properties fo:color="#3faf46" loext:opacity="100%"/>
    </style:style>
    <style:style style:name="T28" style:family="text">
      <style:text-properties fo:color="#3faf46" loext:opacity="100%" officeooo:rsid="00242bbf"/>
    </style:style>
    <style:style style:name="T29" style:family="text">
      <style:text-properties fo:color="#3faf46" loext:opacity="100%" style:font-name="Liberation Serif" fo:font-size="12pt" officeooo:rsid="001f7134" style:font-size-asian="12pt" style:font-size-complex="12pt"/>
    </style:style>
    <style:style style:name="T30" style:family="text">
      <style:text-properties fo:color="#3faf46" loext:opacity="100%" style:font-name="Liberation Serif" fo:font-size="12pt" officeooo:rsid="00242bbf" style:font-size-asian="12pt" style:font-size-complex="12pt"/>
    </style:style>
    <style:style style:name="T31" style:family="text">
      <style:text-properties fo:color="#b47804" loext:opacity="100%"/>
    </style:style>
    <style:style style:name="T32" style:family="text">
      <style:text-properties fo:color="#b47804" loext:opacity="100%" officeooo:rsid="00242bbf"/>
    </style:style>
    <style:style style:name="T33" style:family="text">
      <style:text-properties fo:color="#b47804" loext:opacity="100%" style:font-name="Liberation Serif" fo:font-size="12pt" officeooo:rsid="001f7134" style:font-size-asian="12pt" style:font-size-complex="12pt"/>
    </style:style>
    <style:style style:name="T34" style:family="text">
      <style:text-properties fo:color="#b47804" loext:opacity="100%" style:font-name="Liberation Serif" fo:font-size="12pt" officeooo:rsid="00242bbf" style:font-size-asian="12pt" style:font-size-complex="12pt"/>
    </style:style>
    <style:style style:name="T35" style:family="text">
      <style:text-properties style:font-name="Liberation Serif" fo:font-size="12pt" style:font-size-asian="12pt" style:font-size-complex="12pt"/>
    </style:style>
    <style:style style:name="T36" style:family="text">
      <style:text-properties style:font-name="Liberation Serif" fo:font-size="12pt" officeooo:rsid="00242bbf" style:font-size-asian="12pt" style:font-size-complex="12pt"/>
    </style:style>
    <style:style style:name="T3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9" style:family="text">
      <style:text-properties style:font-name="Liberation Serif" fo:font-size="14pt" fo:font-weight="bold" officeooo:rsid="001df703" style:font-size-asian="14pt" style:font-weight-asian="bold" style:font-size-complex="14pt" style:font-weight-complex="bold"/>
    </style:style>
    <style:style style:name="T40" style:family="text">
      <style:text-properties style:font-name="Liberation Serif" fo:font-size="14pt" fo:font-weight="bold" officeooo:rsid="002ee3c3" style:font-size-asian="14pt" style:font-weight-asian="bold" style:font-size-complex="14pt" style:font-weight-complex="bold"/>
    </style:style>
    <style:style style:name="T41" style:family="text">
      <style:text-properties officeooo:rsid="00284df1"/>
    </style:style>
    <style:style style:name="T42" style:family="text">
      <style:text-properties officeooo:rsid="00296a67"/>
    </style:style>
    <style:style style:name="T43" style:family="text">
      <style:text-properties officeooo:rsid="002e13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425 – Computer Architecture</text:p>
      <text:p text:style-name="P1">Chris Papastamos | csd4569</text:p>
      <text:p text:style-name="P75"><text:span text:style-name="T38">Programming Assignment 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7:42:37.650259862</meta:creation-date>
    <dc:date>2023-12-15T14:11:32.606950356</dc:date>
    <meta:editing-duration>PT12H45M8S</meta:editing-duration>
    <meta:editing-cycles>25</meta:editing-cycles>
    <meta:generator>LibreOffice/7.6.4.1$Linux_X86_64 LibreOffice_project/60$Build-1</meta:generator>
    <meta:print-date>2023-11-24T23:55:27.666152204</meta:print-date>
    <meta:document-statistic meta:table-count="0" meta:image-count="0" meta:object-count="0" meta:page-count="1" meta:paragraph-count="3" meta:word-count="10" meta:character-count="79" meta:non-whitespace-character-count="71"/>
  </office:meta>
</office:document-meta>
</file>